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RGUEDAS LOZANO, BRUCE RENN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33675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OMERO MAMANI, LISSETH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6053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1/2021</text:p>
          </table:table-cell>
          <table:table-cell table:style-name="Tabla2.A2" office:value-type="string">
            <text:p text:style-name="P7">13479698</text:p>
          </table:table-cell>
          <table:table-cell table:style-name="Tabla2.A2" office:value-type="string">
            <text:p text:style-name="P7">84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5:03:1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